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ingTemplateTests.validateJm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Tests.convertDestinationResolutionExceptionOn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convertInvalidDestinationExceptionOnSendAnd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createJms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Tests.sendAndReceiveDefaul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receiveDefaultDestina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SendAndReceivePaylo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receiveAnd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receiveAndConvert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toMessage( Object object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Tests.sendProperty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convertSendAndReceiveNoDefa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Tests.convertDestinationResolutionExceptionOn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AndSend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convertSendAndReceive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convertAndSendPayloadAn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AndSen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assertPayloadConverter( JmsMessagingTemplate messagingTemplate ,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sendAnd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assertTextMessage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Tests.convertMessageConversionExceptionOn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convertSendAndReceive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MessageNotRead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Tests.sendAndReceiveDefaultDestina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createJmsTextMessage( String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sendAndReceiveNoDefa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Tests.receiveDefaul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receiv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send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customConverterAlwaysTakes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payloadConverterIsConsisten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convertAndSendPayloadAndHeader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convertAndSend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AndSendPaylo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convertSendAndReceive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se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MessagingTemplateTests.convertAndSendCustomJms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Messag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Tests.send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receiveAndConve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createTextMessage( MessageCreator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sendNoDefa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Tests.convertAndSendNoDefa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Tests.convertInvalidDestinationExceptionOnSendAndReceiveWi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ingTemplateTests.assertTextMessage( MessageCreator messageCre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convertMessageForma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convertMessageConversionExceptionOn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MessagingTemplateTests.receiveAndConvert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receiveNoDefa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Tests.payloadConverterIsConsisten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sendAndReceiv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invokeMessage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MessagingTemplateTests.receiveAndConvertWith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reate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MessagingTemplateTests.receiveAndConvert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ingTemplateTests.convertMessageNotWrit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ingTemplateTests.receiveAndConvertNo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ingTemplateTests.createTextMessage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